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-row" style:name="a551205">
      <style:table-row-properties style:row-height="4.66mm" style:use-optimal-row-height="true"/>
    </style:style>
    <style:style style:family="text" style:name="ad0bbbe"/>
    <style:style style:family="table-cell" style:name="a45117d">
      <style:table-cell-properties/>
    </style:style>
    <style:style style:family="paragraph" style:name="a4b2c85"/>
    <style:style style:family="table-row" style:name="ad86cc0">
      <style:table-row-properties style:row-height="4.27mm" style:use-optimal-row-height="true"/>
    </style:style>
    <style:style style:family="table-row" style:name="a213ff1">
      <style:table-row-properties style:row-height="4.52mm" style:use-optimal-row-height="true"/>
    </style:style>
    <style:style style:family="table-column" style:name="acb8420">
      <style:table-column-properties style:column-width="22.58mm"/>
    </style:style>
    <style:style style:family="table" style:name="a37cf86">
      <style:table-properties style:rel-width="100%" table:display="true"/>
    </style:style>
    <style:style style:family="table-row" style:name="a7b7c16">
      <style:table-row-properties style:row-height="4.27mm" style:use-optimal-row-height="true"/>
    </style:style>
    <style:style style:family="table-row" style:name="ab39535">
      <style:table-row-properties style:row-height="4.27mm" style:use-optimal-row-height="true"/>
    </style:style>
    <style:style style:family="table-column" style:name="a14fcba">
      <style:table-column-properties style:column-width="22.58mm"/>
    </style:style>
    <style:style style:family="table" style:name="a06d7a2">
      <style:table-properties style:rel-width="100%" table:display="true"/>
    </style:style>
  </office:automatic-styles>
  <office:body>
    <office:spreadsheet>
      <table:table table:name="Sheet1" table:style-name="a06d7a2">
        <table:table-column table:number-columns-repeated="4" table:style-name="a14fcba"/>
        <table:table-column table:number-columns-repeated="2"/>
        <table:table-row table:style-name="ab39535">
          <table:table-cell table:number-columns-repeated="4" table:style-name="Default"/>
          <table:table-cell table:number-columns-repeated="2"/>
        </table:table-row>
        <table:table-row table:style-name="a7b7c16">
          <table:table-cell table:style-name="Default"/>
          <table:table-cell office:value="1.0" office:value-type="float" table:style-name="Default">
            <text:p text:style-name="Default"><text:span text:style-name="Default">1.0</text:span></text:p>
          </table:table-cell>
          <table:table-cell office:value="2.0" office:value-type="float" table:style-name="Default">
            <text:p text:style-name="Default"><text:span text:style-name="Default">2.0</text:span></text:p>
          </table:table-cell>
          <table:table-cell office:value="3.0" office:value-type="float" table:style-name="Default">
            <text:p text:style-name="Default"><text:span text:style-name="Default">3.0</text:span></text:p>
          </table:table-cell>
          <table:table-cell table:number-columns-repeated="2"/>
        </table:table-row>
        <table:table-row table:style-name="a7b7c16">
          <table:table-cell table:style-name="Default"/>
          <table:table-cell office:value="2.0" office:value-type="float" table:style-name="Default">
            <text:p text:style-name="Default"><text:span text:style-name="Default">2.0</text:span></text:p>
          </table:table-cell>
          <table:table-cell office:value="3.0" office:value-type="float" table:style-name="Default">
            <text:p text:style-name="Default"><text:span text:style-name="Default">3.0</text:span></text:p>
          </table:table-cell>
          <table:table-cell office:value="4.0" office:value-type="float" table:style-name="Default">
            <text:p text:style-name="Default"><text:span text:style-name="Default">4.0</text:span></text:p>
          </table:table-cell>
          <table:table-cell table:number-columns-repeated="2"/>
        </table:table-row>
        <table:table-row table:style-name="a7b7c16">
          <table:table-cell table:style-name="Default"/>
          <table:table-cell office:value="3.0" office:value-type="float" table:style-name="Default">
            <text:p text:style-name="Default"><text:span text:style-name="Default">3.0</text:span></text:p>
          </table:table-cell>
          <table:table-cell office:value="4.0" office:value-type="float" table:style-name="Default">
            <text:p text:style-name="Default"><text:span text:style-name="Default">4.0</text:span></text:p>
          </table:table-cell>
          <table:table-cell office:value="5.0" office:value-type="float" table:style-name="Default">
            <text:p text:style-name="Default"><text:span text:style-name="Default">5.0</text:span></text:p>
          </table:table-cell>
          <table:table-cell table:number-columns-repeated="2"/>
        </table:table-row>
        <table:table-row table:style-name="a7b7c16">
          <table:table-cell table:style-name="Default"/>
          <table:table-cell office:value="4.0" office:value-type="float" table:style-name="Default">
            <text:p text:style-name="Default"><text:span text:style-name="Default">4.0</text:span></text:p>
          </table:table-cell>
          <table:table-cell office:value="5.0" office:value-type="float" table:style-name="Default">
            <text:p text:style-name="Default"><text:span text:style-name="Default">5.0</text:span></text:p>
          </table:table-cell>
          <table:table-cell office:value="6.0" office:value-type="float" table:style-name="Default">
            <text:p text:style-name="Default"><text:span text:style-name="Default">6.0</text:span></text:p>
          </table:table-cell>
          <table:table-cell table:number-columns-repeated="2"/>
        </table:table-row>
        <table:table-row table:style-name="a7b7c16">
          <table:table-cell table:style-name="Default"/>
          <table:table-cell office:value="5.0" office:value-type="float" table:style-name="Default">
            <text:p text:style-name="Default"><text:span text:style-name="Default">5.0</text:span></text:p>
          </table:table-cell>
          <table:table-cell office:value="6.0" office:value-type="float" table:style-name="Default">
            <text:p text:style-name="Default"><text:span text:style-name="Default">6.0</text:span></text:p>
          </table:table-cell>
          <table:table-cell office:value="7.0" office:value-type="float" table:style-name="Default">
            <text:p text:style-name="Default"><text:span text:style-name="Default">7.0</text:span></text:p>
          </table:table-cell>
          <table:table-cell table:number-columns-repeated="2"/>
        </table:table-row>
        <table:table-row table:style-name="a7b7c16">
          <table:table-cell table:style-name="Default"/>
          <table:table-cell office:value="6.0" office:value-type="float" table:style-name="Default">
            <text:p text:style-name="Default"><text:span text:style-name="Default">6.0</text:span></text:p>
          </table:table-cell>
          <table:table-cell office:value="7.0" office:value-type="float" table:style-name="Default">
            <text:p text:style-name="Default"><text:span text:style-name="Default">7.0</text:span></text:p>
          </table:table-cell>
          <table:table-cell office:value="8.0" office:value-type="float" table:style-name="Default">
            <text:p text:style-name="Default"><text:span text:style-name="Default">8.0</text:span></text:p>
          </table:table-cell>
          <table:table-cell table:number-columns-repeated="2"/>
        </table:table-row>
        <table:table-row table:style-name="a7b7c16">
          <table:table-cell table:style-name="Default"/>
          <table:table-cell office:value="7.0" office:value-type="float" table:style-name="Default">
            <text:p text:style-name="Default"><text:span text:style-name="Default">7.0</text:span></text:p>
          </table:table-cell>
          <table:table-cell office:value="8.0" office:value-type="float" table:style-name="Default">
            <text:p text:style-name="Default"><text:span text:style-name="Default">8.0</text:span></text:p>
          </table:table-cell>
          <table:table-cell office:value="9.0" office:value-type="float" table:style-name="Default">
            <text:p text:style-name="Default"><text:span text:style-name="Default">9.0</text:span></text:p>
          </table:table-cell>
          <table:table-cell table:number-columns-repeated="2"/>
        </table:table-row>
        <table:table-row table:style-name="a7b7c16">
          <table:table-cell table:style-name="Default"/>
          <table:table-cell office:value="8.0" office:value-type="float" table:style-name="Default">
            <text:p text:style-name="Default"><text:span text:style-name="Default">8.0</text:span></text:p>
          </table:table-cell>
          <table:table-cell office:value="9.0" office:value-type="float" table:style-name="Default">
            <text:p text:style-name="Default"><text:span text:style-name="Default">9.0</text:span></text:p>
          </table:table-cell>
          <table:table-cell office:value="10.0" office:value-type="float" table:style-name="Default">
            <text:p text:style-name="Default"><text:span text:style-name="Default">10.0</text:span></text:p>
          </table:table-cell>
          <table:table-cell table:number-columns-repeated="2"/>
        </table:table-row>
        <table:table-row table:style-name="a7b7c16">
          <table:table-cell table:style-name="Default"/>
          <table:table-cell office:value="9.0" office:value-type="float" table:style-name="Default">
            <text:p text:style-name="Default"><text:span text:style-name="Default">9.0</text:span></text:p>
          </table:table-cell>
          <table:table-cell office:value="10.0" office:value-type="float" table:style-name="Default">
            <text:p text:style-name="Default"><text:span text:style-name="Default">10.0</text:span></text:p>
          </table:table-cell>
          <table:table-cell office:value="11.0" office:value-type="float" table:style-name="Default">
            <text:p text:style-name="Default"><text:span text:style-name="Default">11.0</text:span></text:p>
          </table:table-cell>
          <table:table-cell table:number-columns-repeated="2"/>
        </table:table-row>
        <table:table-row table:style-name="a7b7c16">
          <table:table-cell table:style-name="Default"/>
          <table:table-cell office:value="10.0" office:value-type="float" table:style-name="Default">
            <text:p text:style-name="Default"><text:span text:style-name="Default">10.0</text:span></text:p>
          </table:table-cell>
          <table:table-cell office:value="11.0" office:value-type="float" table:style-name="Default">
            <text:p text:style-name="Default"><text:span text:style-name="Default">11.0</text:span></text:p>
          </table:table-cell>
          <table:table-cell office:value="12.0" office:value-type="float" table:style-name="Default">
            <text:p text:style-name="Default"><text:span text:style-name="Default">12.0</text:span></text:p>
          </table:table-cell>
          <table:table-cell table:number-columns-repeated="2"/>
        </table:table-row>
        <table:table-row table:style-name="a7b7c16">
          <table:table-cell table:style-name="Default"/>
          <table:table-cell office:value="11.0" office:value-type="float" table:style-name="Default">
            <text:p text:style-name="Default"><text:span text:style-name="Default">11.0</text:span></text:p>
          </table:table-cell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  <table:table-cell table:number-columns-repeated="2"/>
        </table:table-row>
        <table:table-row table:style-name="a7b7c16">
          <table:table-cell table:style-name="Default"/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  <table:table-cell table:number-columns-repeated="2"/>
        </table:table-row>
        <table:table-row table:style-name="a7b7c16">
          <table:table-cell table:style-name="Default"/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  <table:table-cell office:value="15.0" office:value-type="float" table:style-name="Default">
            <text:p text:style-name="Default"><text:span text:style-name="Default">15.0</text:span></text:p>
          </table:table-cell>
          <table:table-cell table:number-columns-repeated="2"/>
        </table:table-row>
        <table:table-row table:number-rows-repeated="6">
          <table:table-cell table:number-columns-repeated="6"/>
        </table:table-row>
        <table:table-row table:style-name="a551205">
          <table:table-cell table:number-columns-repeated="5"/>
          <table:table-cell office:value="31" office:value-type="float" table:style-name="a45117d">
            <text:p text:style-name="a4b2c85"><text:span text:style-name="ad0bbbe">31</text:span></text:p>
          </table:table-cell>
        </table:table-row>
      </table:table>
      <table:table table:name="Sheet2" table:style-name="a37cf86">
        <table:table-column table:number-columns-repeated="4" table:style-name="acb8420"/>
        <table:table-row table:style-name="a213ff1">
          <table:table-cell table:number-columns-repeated="4" table:style-name="Default"/>
        </table:table-row>
        <table:table-row table:style-name="ad86cc0">
          <table:table-cell table:style-name="Default"/>
          <table:table-cell office:value="5.0" office:value-type="float" table:style-name="Default">
            <text:p text:style-name="Default"><text:span text:style-name="Default">5.0</text:span></text:p>
          </table:table-cell>
          <table:table-cell office:value="6.0" office:value-type="float" table:style-name="Default">
            <text:p text:style-name="Default"><text:span text:style-name="Default">6.0</text:span></text:p>
          </table:table-cell>
          <table:table-cell office:value="7.0" office:value-type="float" table:style-name="Default">
            <text:p text:style-name="Default"><text:span text:style-name="Default">7.0</text:span></text:p>
          </table:table-cell>
        </table:table-row>
        <table:table-row table:style-name="ad86cc0">
          <table:table-cell table:style-name="Default"/>
          <table:table-cell office:value="6.0" office:value-type="float" table:style-name="Default">
            <text:p text:style-name="Default"><text:span text:style-name="Default">6.0</text:span></text:p>
          </table:table-cell>
          <table:table-cell office:value="7.0" office:value-type="float" table:style-name="Default">
            <text:p text:style-name="Default"><text:span text:style-name="Default">7.0</text:span></text:p>
          </table:table-cell>
          <table:table-cell office:value="8.0" office:value-type="float" table:style-name="Default">
            <text:p text:style-name="Default"><text:span text:style-name="Default">8.0</text:span></text:p>
          </table:table-cell>
        </table:table-row>
        <table:table-row table:style-name="ad86cc0">
          <table:table-cell table:style-name="Default"/>
          <table:table-cell office:value="7.0" office:value-type="float" table:style-name="Default">
            <text:p text:style-name="Default"><text:span text:style-name="Default">7.0</text:span></text:p>
          </table:table-cell>
          <table:table-cell office:value="8.0" office:value-type="float" table:style-name="Default">
            <text:p text:style-name="Default"><text:span text:style-name="Default">8.0</text:span></text:p>
          </table:table-cell>
          <table:table-cell office:value="9.0" office:value-type="float" table:style-name="Default">
            <text:p text:style-name="Default"><text:span text:style-name="Default">9.0</text:span></text:p>
          </table:table-cell>
        </table:table-row>
        <table:table-row table:style-name="ad86cc0">
          <table:table-cell table:style-name="Default"/>
          <table:table-cell office:value="8.0" office:value-type="float" table:style-name="Default">
            <text:p text:style-name="Default"><text:span text:style-name="Default">8.0</text:span></text:p>
          </table:table-cell>
          <table:table-cell office:value="9.0" office:value-type="float" table:style-name="Default">
            <text:p text:style-name="Default"><text:span text:style-name="Default">9.0</text:span></text:p>
          </table:table-cell>
          <table:table-cell office:value="10.0" office:value-type="float" table:style-name="Default">
            <text:p text:style-name="Default"><text:span text:style-name="Default">10.0</text:span></text:p>
          </table:table-cell>
        </table:table-row>
        <table:table-row table:style-name="ad86cc0">
          <table:table-cell table:style-name="Default"/>
          <table:table-cell office:value="9.0" office:value-type="float" table:style-name="Default">
            <text:p text:style-name="Default"><text:span text:style-name="Default">9.0</text:span></text:p>
          </table:table-cell>
          <table:table-cell office:value="10.0" office:value-type="float" table:style-name="Default">
            <text:p text:style-name="Default"><text:span text:style-name="Default">10.0</text:span></text:p>
          </table:table-cell>
          <table:table-cell office:value="11.0" office:value-type="float" table:style-name="Default">
            <text:p text:style-name="Default"><text:span text:style-name="Default">11.0</text:span></text:p>
          </table:table-cell>
        </table:table-row>
        <table:table-row table:style-name="ad86cc0">
          <table:table-cell table:style-name="Default"/>
          <table:table-cell office:value="10.0" office:value-type="float" table:style-name="Default">
            <text:p text:style-name="Default"><text:span text:style-name="Default">10.0</text:span></text:p>
          </table:table-cell>
          <table:table-cell office:value="11.0" office:value-type="float" table:style-name="Default">
            <text:p text:style-name="Default"><text:span text:style-name="Default">11.0</text:span></text:p>
          </table:table-cell>
          <table:table-cell office:value="12.0" office:value-type="float" table:style-name="Default">
            <text:p text:style-name="Default"><text:span text:style-name="Default">12.0</text:span></text:p>
          </table:table-cell>
        </table:table-row>
        <table:table-row table:style-name="ad86cc0">
          <table:table-cell table:style-name="Default"/>
          <table:table-cell office:value="11.0" office:value-type="float" table:style-name="Default">
            <text:p text:style-name="Default"><text:span text:style-name="Default">11.0</text:span></text:p>
          </table:table-cell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</table:table-row>
        <table:table-row table:style-name="ad86cc0">
          <table:table-cell table:style-name="Default"/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</table:table-row>
        <table:table-row table:style-name="ad86cc0">
          <table:table-cell table:style-name="Default"/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  <table:table-cell office:value="15.0" office:value-type="float" table:style-name="Default">
            <text:p text:style-name="Default"><text:span text:style-name="Default">15.0</text:span></text:p>
          </table:table-cell>
        </table:table-row>
        <table:table-row table:style-name="ad86cc0">
          <table:table-cell table:style-name="Default"/>
          <table:table-cell office:value="14.0" office:value-type="float" table:style-name="Default">
            <text:p text:style-name="Default"><text:span text:style-name="Default">14.0</text:span></text:p>
          </table:table-cell>
          <table:table-cell office:value="15.0" office:value-type="float" table:style-name="Default">
            <text:p text:style-name="Default"><text:span text:style-name="Default">15.0</text:span></text:p>
          </table:table-cell>
          <table:table-cell office:value="16.0" office:value-type="float" table:style-name="Default">
            <text:p text:style-name="Default"><text:span text:style-name="Default">16.0</text:span></text:p>
          </table:table-cell>
        </table:table-row>
        <table:table-row table:style-name="ad86cc0">
          <table:table-cell table:style-name="Default"/>
          <table:table-cell office:value="15.0" office:value-type="float" table:style-name="Default">
            <text:p text:style-name="Default"><text:span text:style-name="Default">15.0</text:span></text:p>
          </table:table-cell>
          <table:table-cell office:value="16.0" office:value-type="float" table:style-name="Default">
            <text:p text:style-name="Default"><text:span text:style-name="Default">16.0</text:span></text:p>
          </table:table-cell>
          <table:table-cell office:value="17.0" office:value-type="float" table:style-name="Default">
            <text:p text:style-name="Default"><text:span text:style-name="Default">17.0</text:span></text:p>
          </table:table-cell>
        </table:table-row>
        <table:table-row table:style-name="ad86cc0">
          <table:table-cell table:style-name="Default"/>
          <table:table-cell office:value="16.0" office:value-type="float" table:style-name="Default">
            <text:p text:style-name="Default"><text:span text:style-name="Default">16.0</text:span></text:p>
          </table:table-cell>
          <table:table-cell office:value="17.0" office:value-type="float" table:style-name="Default">
            <text:p text:style-name="Default"><text:span text:style-name="Default">17.0</text:span></text:p>
          </table:table-cell>
          <table:table-cell office:value="18.0" office:value-type="float" table:style-name="Default">
            <text:p text:style-name="Default"><text:span text:style-name="Default">18.0</text:span></text:p>
          </table:table-cell>
        </table:table-row>
        <table:table-row table:style-name="ad86cc0">
          <table:table-cell table:style-name="Default"/>
          <table:table-cell office:value="17.0" office:value-type="float" table:style-name="Default">
            <text:p text:style-name="Default"><text:span text:style-name="Default">17.0</text:span></text:p>
          </table:table-cell>
          <table:table-cell office:value="18.0" office:value-type="float" table:style-name="Default">
            <text:p text:style-name="Default"><text:span text:style-name="Default">18.0</text:span></text:p>
          </table:table-cell>
          <table:table-cell office:value="19.0" office:value-type="float" table:style-name="Default">
            <text:p text:style-name="Default"><text:span text:style-name="Default">19.0</text:span></text:p>
          </table:table-cell>
        </table:table-row>
        <table:table-row table:style-name="ad86cc0">
          <table:table-cell table:style-name="Default"/>
          <table:table-cell office:value="18.0" office:value-type="float" table:style-name="Default">
            <text:p text:style-name="Default"><text:span text:style-name="Default">18.0</text:span></text:p>
          </table:table-cell>
          <table:table-cell office:value="19.0" office:value-type="float" table:style-name="Default">
            <text:p text:style-name="Default"><text:span text:style-name="Default">19.0</text:span></text:p>
          </table:table-cell>
          <table:table-cell office:value="20.0" office:value-type="float" table:style-name="Default">
            <text:p text:style-name="Default"><text:span text:style-name="Default">20.0</text:span></text:p>
          </table:table-cell>
        </table:table-row>
        <table:table-row table:style-name="ad86cc0">
          <table:table-cell table:style-name="Default"/>
          <table:table-cell office:value="19.0" office:value-type="float" table:style-name="Default">
            <text:p text:style-name="Default"><text:span text:style-name="Default">19.0</text:span></text:p>
          </table:table-cell>
          <table:table-cell office:value="20.0" office:value-type="float" table:style-name="Default">
            <text:p text:style-name="Default"><text:span text:style-name="Default">20.0</text:span></text:p>
          </table:table-cell>
          <table:table-cell office:value="21.0" office:value-type="float" table:style-name="Default">
            <text:p text:style-name="Default"><text:span text:style-name="Default">21.0</text:span></text:p>
          </table:table-cell>
        </table:table-row>
        <table:table-row table:style-name="ad86cc0">
          <table:table-cell table:style-name="Default"/>
          <table:table-cell office:value="20.0" office:value-type="float" table:style-name="Default">
            <text:p text:style-name="Default"><text:span text:style-name="Default">20.0</text:span></text:p>
          </table:table-cell>
          <table:table-cell office:value="21.0" office:value-type="float" table:style-name="Default">
            <text:p text:style-name="Default"><text:span text:style-name="Default">21.0</text:span></text:p>
          </table:table-cell>
          <table:table-cell office:value="22.0" office:value-type="float" table:style-name="Default">
            <text:p text:style-name="Default"><text:span text:style-name="Default">22.0</text:span></text:p>
          </table:table-cell>
        </table:table-row>
        <table:table-row table:style-name="ad86cc0">
          <table:table-cell table:style-name="Default"/>
          <table:table-cell office:value="21.0" office:value-type="float" table:style-name="Default">
            <text:p text:style-name="Default"><text:span text:style-name="Default">21.0</text:span></text:p>
          </table:table-cell>
          <table:table-cell office:value="22.0" office:value-type="float" table:style-name="Default">
            <text:p text:style-name="Default"><text:span text:style-name="Default">22.0</text:span></text:p>
          </table:table-cell>
          <table:table-cell office:value="23.0" office:value-type="float" table:style-name="Default">
            <text:p text:style-name="Default"><text:span text:style-name="Default">23.0</text:span></text:p>
          </table:table-cell>
        </table:table-row>
        <table:table-row table:style-name="ad86cc0">
          <table:table-cell table:style-name="Default"/>
          <table:table-cell office:value="22.0" office:value-type="float" table:style-name="Default">
            <text:p text:style-name="Default"><text:span text:style-name="Default">22.0</text:span></text:p>
          </table:table-cell>
          <table:table-cell office:value="23.0" office:value-type="float" table:style-name="Default">
            <text:p text:style-name="Default"><text:span text:style-name="Default">23.0</text:span></text:p>
          </table:table-cell>
          <table:table-cell office:value="24.0" office:value-type="float" table:style-name="Default">
            <text:p text:style-name="Default"><text:span text:style-name="Default">24.0</text:span></text:p>
          </table:table-cell>
        </table:table-row>
        <table:table-row table:style-name="ad86cc0">
          <table:table-cell table:style-name="Default"/>
          <table:table-cell office:value="23.0" office:value-type="float" table:style-name="Default">
            <text:p text:style-name="Default"><text:span text:style-name="Default">23.0</text:span></text:p>
          </table:table-cell>
          <table:table-cell office:value="24.0" office:value-type="float" table:style-name="Default">
            <text:p text:style-name="Default"><text:span text:style-name="Default">24.0</text:span></text:p>
          </table:table-cell>
          <table:table-cell office:value="25.0" office:value-type="float" table:style-name="Default">
            <text:p text:style-name="Default"><text:span text:style-name="Default">25.0</text:span></text:p>
          </table:table-cell>
        </table:table-row>
        <table:table-row table:style-name="ad86cc0">
          <table:table-cell table:style-name="Default"/>
          <table:table-cell office:value="24.0" office:value-type="float" table:style-name="Default">
            <text:p text:style-name="Default"><text:span text:style-name="Default">24.0</text:span></text:p>
          </table:table-cell>
          <table:table-cell office:value="25.0" office:value-type="float" table:style-name="Default">
            <text:p text:style-name="Default"><text:span text:style-name="Default">25.0</text:span></text:p>
          </table:table-cell>
          <table:table-cell office:value="26.0" office:value-type="float" table:style-name="Default">
            <text:p text:style-name="Default"><text:span text:style-name="Default">26.0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table-cell">
      <style:paragraph-properties/>
      <style:text-properties fo:country="US" fo:language="en" style:font-name="Liberation Sans" style:font-name-asian="DejaVu Sans" style:font-name-complex="DejaVu Sans"/>
    </style:default-style>
    <style:style style:family="table-cell" style:name="Default" style:parent-style-name="default_cell_style">
      <style:text-properties style:font-name-complex="FreeSans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42</dc:date>
    <meta:editing-cycles>2</meta:editing-cycles>
    <meta:editing-duration>PT0.010S</meta:editing-duration>
  </office:meta>
</office:document-meta>
</file>